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ultSetIterator.hasN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sultSetIterator.nex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sultSet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SetIterator.ResultSetIterator( ControlBeanContext context , Method method , ResultSet rs , Calendar c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